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15cm" fo:min-width="12.3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55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0.65cm" fo:min-width="9.6cm"/>
    </style:style>
    <style:style style:name="gr5" style:family="graphic" style:parent-style-name="standard">
      <style:graphic-properties draw:fill-color="#000080" draw:textarea-horizontal-align="justify" draw:textarea-vertical-align="middle" draw:auto-grow-height="false" fo:min-height="0.65cm" fo:min-width="4.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P7" style:family="paragraph">
      <loext:graphic-properties draw:fill-color="#83caff"/>
      <style:paragraph-properties fo:text-align="center"/>
    </style:style>
    <style:style style:name="P8" style:family="paragraph">
      <loext:graphic-properties draw:fill-color="#000080"/>
      <style:paragraph-properties fo:text-align="center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8cm" svg:height="6.4cm" svg:x="2.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2.1cm" svg:y="2cm">
          <text:p text:style-name="P2">L-of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5.321cm" svg:y="1.986cm">
          <text:p text:style-name="P2">L-aut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11.9cm" svg:y="2cm">
          <text:p text:style-name="P2">H on/of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8.6cm" svg:y="2cm">
          <text:p text:style-name="P2">L-1/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11.9cm" svg:y="5.2cm">
          <text:p text:style-name="P2">Setup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88cm" svg:height="2.384cm" svg:x="2.4cm" svg:y="5.427cm">
          <draw:text-box>
            <text:p>Lx: 48.5% rH</text:p>
            <text:p><text:s text:c="4"/></text:p>
            <text:p>23.5 / 25.4 °C</text:p>
          </draw:text-box>
        </draw:frame>
        <draw:frame draw:style-name="gr3" draw:text-style-name="P6" draw:layer="layout" svg:width="2.619cm" svg:height="1.195cm" svg:x="8.4cm" svg:y="6.005cm">
          <draw:text-box>
            <text:p text:style-name="P5">13:45</text:p>
          </draw:text-box>
        </draw:frame>
        <draw:custom-shape draw:style-name="gr1" draw:text-style-name="P1" draw:layer="layout" svg:width="12.8cm" svg:height="6.4cm" svg:x="2cm" svg:y="9.9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2.1cm" svg:y="10.114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2.1cm" svg:y="13.3cm">
          <text:p text:style-name="P2">L1-hy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5.3cm" svg:y="10.1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5.3cm" svg:y="13.286cm">
          <text:p text:style-name="P2">L2-hy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8.5cm" svg:y="10.1cm">
          <text:p text:style-name="P2">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8.5cm" svg:y="13.286cm">
          <text:p text:style-name="P2">T-hy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11.7cm" svg:y="11.7cm">
          <text:p text:style-name="P2">Abbrec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8cm" svg:height="6.4cm" svg:x="15.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15.7cm" svg:y="5.414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8cm" svg:x="18.9cm" svg:y="5.4cm">
          <text:p text:style-name="P2">-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49cm" svg:height="0.962cm" svg:x="16.2cm" svg:y="2.338cm">
          <draw:text-box>
            <text:p>Lx:</text:p>
          </draw:text-box>
        </draw:frame>
        <draw:frame draw:style-name="gr3" draw:text-style-name="P6" draw:layer="layout" svg:width="4.033cm" svg:height="1.195cm" svg:x="16.028cm" svg:y="3.805cm">
          <draw:text-box>
            <text:p text:style-name="P5">neu: 46.6</text:p>
          </draw:text-box>
        </draw:frame>
        <draw:custom-shape draw:style-name="gr4" draw:text-style-name="P7" draw:layer="layout" svg:width="10.1cm" svg:height="0.9cm" svg:x="17.9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cm" svg:height="0.9cm" svg:x="17.9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516cm" svg:height="1.195cm" svg:x="24.4cm" svg:y="3.8cm">
          <draw:text-box>
            <text:p text:style-name="P5">alt: 50.3</text:p>
          </draw:text-box>
        </draw:frame>
        <draw:custom-shape draw:style-name="gr2" draw:text-style-name="P3" draw:layer="layout" svg:width="3cm" svg:height="2.8cm" svg:x="25.2cm" svg:y="5.4cm">
          <text:p text:style-name="P2">Abbre.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2.8cm" svg:height="6.4cm" svg:x="15.6cm" svg:y="10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6.4cm" svg:y1="10.5cm" svg:x2="16.4cm" svg:y2="16cm">
          <text:p/>
        </draw:line>
        <draw:line draw:style-name="gr6" draw:text-style-name="P9" draw:layer="layout" svg:x1="16.1cm" svg:y1="15.8cm" svg:x2="27.9cm" svg:y2="15.8cm">
          <text:p/>
        </draw:line>
        <draw:connector draw:style-name="gr7" draw:text-style-name="P9" draw:layer="layout" draw:type="line" svg:x1="22cm" svg:y1="10cm" svg:x2="22cm" svg:y2="10cm" draw:start-shape="id1" draw:end-shape="id1" svg:d="M22000 10000z" svg:viewBox="0 0 1 1">
          <text:p/>
        </draw:connector>
        <draw:custom-shape draw:style-name="gr2" draw:text-style-name="P3" draw:layer="layout" svg:width="3cm" svg:height="2.8cm" svg:x="22.1cm" svg:y="5.4cm">
          <text:p text:style-name="P2">Speich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9T06:55:27.038040605</meta:creation-date>
    <dc:date>2020-09-29T22:06:58.677953178</dc:date>
    <meta:editing-duration>PT6H53M4S</meta:editing-duration>
    <meta:editing-cycles>3</meta:editing-cycles>
    <meta:generator>LibreOffice/6.0.7.3$Linux_X86_64 LibreOffice_project/00m0$Build-3</meta:generator>
    <meta:document-statistic meta:object-count="30"/>
  </office:meta>
</office:document-meta>
</file>